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2pt" fo:font-weight="normal" officeooo:rsid="000d450f" officeooo:paragraph-rsid="000d450f" style:font-size-asian="10.5pt" style:font-weight-asian="normal" style:font-size-complex="12pt" style:font-weight-complex="normal"/>
    </style:style>
    <style:style style:name="P2" style:family="paragraph" style:parent-style-name="Heading_20_1">
      <style:paragraph-properties fo:text-align="center" style:justify-single-word="false"/>
      <style:text-properties fo:font-size="12pt" fo:font-weight="normal" officeooo:rsid="000d450f" officeooo:paragraph-rsid="000d450f" style:font-size-asian="10.5pt" style:font-weight-asian="normal" style:font-size-complex="12pt" style:font-weight-complex="normal"/>
    </style:style>
    <style:style style:name="P3" style:family="paragraph" style:parent-style-name="Heading_20_1">
      <style:text-properties fo:font-size="12pt" fo:font-weight="normal" officeooo:rsid="000fdf3a" officeooo:paragraph-rsid="000fdf3a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officeooo:paragraph-rsid="000d450f"/>
    </style:style>
    <style:style style:name="P5" style:family="paragraph" style:parent-style-name="Text_20_body">
      <style:text-properties officeooo:rsid="000f3602" officeooo:paragraph-rsid="000f3602"/>
    </style:style>
    <style:style style:name="P6" style:family="paragraph" style:parent-style-name="Text_20_body" style:list-style-name="L1">
      <style:text-properties officeooo:rsid="000f3602" officeooo:paragraph-rsid="000f3602"/>
    </style:style>
    <style:style style:name="P7" style:family="paragraph" style:parent-style-name="Text_20_body" style:list-style-name="L1">
      <style:text-properties officeooo:rsid="000fdf3a" officeooo:paragraph-rsid="000fdf3a"/>
    </style:style>
    <style:style style:name="P8" style:family="paragraph" style:parent-style-name="Text_20_body">
      <style:text-properties officeooo:rsid="000fdf3a" officeooo:paragraph-rsid="000fdf3a"/>
    </style:style>
    <style:style style:name="P9" style:family="paragraph" style:parent-style-name="Text_20_body">
      <style:text-properties officeooo:rsid="000fdf3a" officeooo:paragraph-rsid="0014ddcb"/>
    </style:style>
    <style:style style:name="P10" style:family="paragraph" style:parent-style-name="Text_20_body">
      <style:text-properties officeooo:rsid="00115148" officeooo:paragraph-rsid="00115148"/>
    </style:style>
    <style:style style:name="P11" style:family="paragraph" style:parent-style-name="Text_20_body">
      <style:text-properties officeooo:rsid="0013a77f" officeooo:paragraph-rsid="000fdf3a"/>
    </style:style>
    <style:style style:name="P12" style:family="paragraph" style:parent-style-name="Text_20_body">
      <style:text-properties officeooo:rsid="0014ddcb" officeooo:paragraph-rsid="0014ddcb"/>
    </style:style>
    <style:style style:name="P13" style:family="paragraph" style:parent-style-name="Text_20_body">
      <style:text-properties officeooo:rsid="0014ddcb" officeooo:paragraph-rsid="00168b5a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d450f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fdf3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a77f" style:font-size-asian="10.5pt" style:font-weight-asian="normal" style:font-size-complex="12pt" style:font-weight-complex="normal"/>
    </style:style>
    <style:style style:name="T5" style:family="text">
      <style:text-properties officeooo:rsid="000f3602"/>
    </style:style>
    <style:style style:name="T6" style:family="text">
      <style:text-properties officeooo:rsid="000fdf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Paseapets</text:h>
      <text:h text:style-name="P3" text:outline-level="1">Imagen perros</text:h>
      <text:h text:style-name="P1" text:outline-level="1">¿No tiene tiempo de pasear a sus mascotas?¿le gustaria que disfrutaran mas al aire libre y ademas arreglar sus problemas de conducta?</text:h>
      <text:h text:style-name="P1" text:outline-level="1">Hola!Somos un grupo de <text:span text:style-name="T5">amantes</text:span> de los animales que vimos que la gente no tiene tiempo libre suficiente como para darles a sus amadas mascotas el aire libre y el movimiento que necesitan. Por ello ofrecemos nuestros servicios de paseo con adiestramiento opcional. <text:span text:style-name="T6">Y por si se lo preguntaban, <text:s/>nuestro servicio no es solo para perros. Tanto gatos como otro tipo de animales exoticos necetisan tambien aire fresco ¿no? ¿Pues a que espera?</text:span></text:h>
      <text:p text:style-name="P4"><text:span text:style-name="T3"/></text:p>
      <text:p text:style-name="P10"><text:span text:style-name="T1"/></text:p>
      <text:p text:style-name="P8"><text:span text:style-name="T2">I</text:span><text:span text:style-name="T1">magen gatos</text:span></text:p>
      <text:p text:style-name="P5"><text:span text:style-name="T2">O</text:span><text:span text:style-name="T1">pciones:</text:span></text:p>
      <text:list xml:id="list1330330193" text:style-name="L1">
        <text:list-item>
          <text:p text:style-name="P6"><text:span text:style-name="T1">Paseo </text:span><text:span text:style-name="T3">perros </text:span><text:span text:style-name="T1">sin adiestramiento 25€/H. Bono 5 sesiones 100€</text:span></text:p>
        </text:list-item>
        <text:list-item>
          <text:p text:style-name="P6"><text:span text:style-name="T1">Paseo </text:span><text:span text:style-name="T3">perros </text:span><text:span text:style-name="T1">con adiestramiento 50€/H Bono 5 sesiones 200€</text:span></text:p>
        </text:list-item>
        <text:list-item>
          <text:p text:style-name="P7"><text:span text:style-name="T1">Paseo gatos 40€H</text:span></text:p>
        </text:list-item>
        <text:list-item>
          <text:p text:style-name="P7"><text:span text:style-name="T1">Paseo animales exóticos consultar</text:span></text:p>
        </text:list-item>
        <text:list-item>
          <text:p text:style-name="P6"><text:span text:style-name="T1">Lavado y peinado <text:s/></text:span><text:span text:style-name="T3">perros </text:span><text:span text:style-name="T1">100€</text:span></text:p>
        </text:list-item>
        <text:list-item>
          <text:p text:style-name="P7"><text:span text:style-name="T1">Lavado peinado gatos 125€</text:span></text:p>
        </text:list-item>
      </text:list>
      <text:p text:style-name="P8"><text:span text:style-name="T1"/></text:p>
      <text:p text:style-name="P8"><text:span text:style-name="T1">imagen iguana</text:span></text:p>
      <text:p text:style-name="P9"><text:span text:style-name="T4"/></text:p>
      <text:p text:style-name="P9"><text:span text:style-name="T4">Ancla arriba</text:span></text:p>
      <text:p text:style-name="P9"><text:span text:style-name="T4"/></text:p>
      <text:p text:style-name="P9"><text:span text:style-name="T1">Contacto:</text:span></text:p>
      <text:p text:style-name="P8"><text:span text:style-name="T1">telefono 666666666 email paseapets€gmail.com</text:span></text:p>
      <text:p text:style-name="P8"><text:span text:style-name="T1">o nos puede dejar su telefono o mail y nos pondremos en contacto con ustedes lo antes posible.</text:span></text:p>
      <text:p text:style-name="P11"><text:span text:style-name="T1"/></text:p>
      <text:p text:style-name="P13"><text:span text:style-name="T1">lo de contacto </text:span></text:p>
      <text:p text:style-name="P13"><text:span text:style-name="T1"/></text:p>
      <text:p text:style-name="P12"><text:span text:style-name="T1">el ancla de volver arriba centrad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8:25:01.212000000</meta:creation-date>
    <dc:date>2019-10-17T19:43:07.274000000</dc:date>
    <meta:editing-duration>PT29M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9" meta:word-count="177" meta:character-count="1058" meta:non-whitespace-character-count="903"/>
  </office:meta>
</office:document-meta>
</file>